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2cm" svg:x="5cm" svg:y="5.8cm">
          <text:p text:style-name="P1">D-TLB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layer="layout" svg:width="4cm" svg:height="5cm" svg:x="12.3cm" svg:y="5.6cm">
          <text:p text:style-name="P1">PageTabl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1" draw:layer="layout" svg:x1="7.5cm" svg:y1="5.8cm" svg:x2="12.3cm" svg:y2="5.6cm">
          <text:p/>
        </draw:line>
        <draw:line draw:style-name="gr2" draw:text-style-name="P1" draw:layer="layout" svg:x1="7.217cm" svg:y1="7.415cm" svg:x2="12.3cm" svg:y2="10.6cm">
          <text:p/>
        </draw:line>
        <draw:custom-shape draw:style-name="gr1" draw:text-style-name="P1" draw:layer="layout" svg:width="3.9cm" svg:height="3.3cm" svg:x="22.47cm" svg:y="8.7cm">
          <text:p text:style-name="P1">D-Cache-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layer="layout" svg:width="3.9cm" svg:height="3.3cm" svg:x="22.5cm" svg:y="2.5cm">
          <text:p text:style-name="P1">Cache-2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" draw:layer="layout" svg:width="1.768cm" svg:height="0.963cm" svg:x="5.1cm" svg:y="7.874cm">
          <draw:text-box>
            <text:p>LRU</text:p>
          </draw:text-box>
        </draw:frame>
        <draw:frame draw:style-name="gr3" draw:layer="layout" svg:width="1.768cm" svg:height="0.963cm" svg:x="23.502cm" svg:y="12.037cm">
          <draw:text-box>
            <text:p>LRU</text:p>
          </draw:text-box>
        </draw:frame>
        <draw:frame draw:style-name="gr3" draw:layer="layout" svg:width="1.768cm" svg:height="0.963cm" svg:x="23.432cm" svg:y="5.838cm">
          <draw:text-box>
            <text:p>LRU</text:p>
          </draw:text-box>
        </draw:frame>
        <draw:custom-shape draw:style-name="gr1" draw:text-style-name="P1" draw:layer="layout" svg:width="2.9cm" svg:height="2cm" svg:x="2cm" svg:y="10.201cm">
          <text:p text:style-name="P1">D-ERAT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" draw:layer="layout" svg:width="1.954cm" svg:height="0.963cm" svg:x="2.1cm" svg:y="12.275cm">
          <draw:text-box>
            <text:p>FIFO</text:p>
          </draw:text-box>
        </draw:frame>
        <draw:line draw:style-name="gr2" draw:text-style-name="P1" draw:layer="layout" svg:x1="5cm" svg:y1="10.1cm" svg:x2="12.3cm" svg:y2="5.6cm">
          <text:p/>
        </draw:line>
        <draw:line draw:style-name="gr2" draw:text-style-name="P1" draw:layer="layout" svg:x1="5cm" svg:y1="11.5cm" svg:x2="12.3cm" svg:y2="10.6cm">
          <text:p/>
        </draw:line>
        <draw:custom-shape draw:style-name="gr1" draw:text-style-name="P1" draw:layer="layout" svg:width="4cm" svg:height="1.9cm" svg:x="8.7cm" svg:y="2.1cm">
          <text:p text:style-name="P1">SLB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4" draw:text-style-name="P1" draw:layer="layout" svg:x1="8.5cm" svg:y1="3.5cm" svg:x2="6cm" svg:y2="6cm">
          <text:p/>
        </draw:line>
        <draw:frame draw:style-name="gr3" draw:layer="layout" svg:width="2.932cm" svg:height="0.963cm" svg:x="5.4cm" svg:y="3cm">
          <draw:text-box>
            <text:p>segment</text:p>
          </draw:text-box>
        </draw:frame>
        <draw:frame draw:style-name="gr3" draw:layer="layout" svg:width="1.522cm" svg:height="0.963cm" svg:x="4.744cm" svg:y="4.897cm">
          <draw:text-box>
            <text:p>vpn</text:p>
          </draw:text-box>
        </draw:frame>
        <draw:line draw:style-name="gr4" draw:text-style-name="P1" draw:layer="layout" svg:x1="16.4cm" svg:y1="9.5cm" svg:x2="22.4cm" svg:y2="9.5cm">
          <text:p/>
        </draw:line>
        <draw:frame draw:style-name="gr3" draw:layer="layout" svg:width="1.383cm" svg:height="0.963cm" svg:x="16.5cm" svg:y="8.5cm">
          <draw:text-box>
            <text:p>pfn</text:p>
          </draw:text-box>
        </draw:frame>
        <draw:frame draw:style-name="gr3" draw:layer="layout" svg:width="2.229cm" svg:height="0.963cm" svg:x="20cm" svg:y="8.5cm">
          <draw:text-box>
            <text:p>tagset</text:p>
          </draw:text-box>
        </draw:frame>
        <draw:line draw:style-name="gr4" draw:text-style-name="P1" draw:layer="layout" svg:x1="16.5cm" svg:y1="6cm" svg:x2="22.5cm" svg:y2="3.5cm">
          <text:p/>
        </draw:line>
        <draw:frame draw:style-name="gr3" draw:layer="layout" svg:width="1.383cm" svg:height="0.963cm" svg:x="16.3cm" svg:y="4.71cm">
          <draw:text-box>
            <text:p>pfn</text:p>
          </draw:text-box>
        </draw:frame>
        <draw:frame draw:style-name="gr3" draw:layer="layout" svg:width="2.229cm" svg:height="0.963cm" svg:x="19.8cm" svg:y="2.8cm">
          <draw:text-box>
            <text:p>tags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21T00:08:06.48</meta:creation-date>
    <dc:date>2009-08-21T00:49:23.75</dc:date>
    <dc:creator>Евгений Корныхин</dc:creator>
    <meta:editing-duration>PT00H36M35S</meta:editing-duration>
    <meta:editing-cycles>3</meta:editing-cycles>
    <meta:generator>OpenOffice.org/3.1$Win32 OpenOffice.org_project/310m11$Build-9399</meta:generator>
    <meta:document-statistic meta:object-count="23"/>
  </office:meta>
</office:document-meta>
</file>